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7130" officeooo:paragraph-rsid="001c71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 бою готов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17:09:16.991870967</meta:creation-date>
    <dc:date>2018-12-19T18:09:37.590345459</dc:date>
    <meta:editing-duration>PT50M10S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6.0.7.3$Linux_X86_64 LibreOffice_project/00m0$Build-3</meta:generator>
  </office:meta>
</office:document-meta>
</file>